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essura" svg:font-family="Pressura, Georgia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3cm"/>
    </style:style>
    <style:style style:name="Tabla1.B" style:family="table-column">
      <style:table-column-properties style:column-width="7.751cm"/>
    </style:style>
    <style:style style:name="Tabla1.C" style:family="table-column">
      <style:table-column-properties style:column-width="7.743cm"/>
    </style:style>
    <style:style style:name="Tabla1.D" style:family="table-column">
      <style:table-column-properties style:column-width="3cm"/>
    </style:style>
    <style:style style:name="Tabla1.E" style:family="table-column">
      <style:table-column-properties style:column-width="2.397cm"/>
    </style:style>
    <style:style style:name="Tabla1.F" style:family="table-column">
      <style:table-column-properties style:column-width="2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28" style:family="table-row">
      <style:table-row-properties style:min-row-height="2.477cm"/>
    </style:style>
    <style:style style:name="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4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8pt" fo:font-weight="bold" officeooo:rsid="00334692" officeooo:paragraph-rsid="00334692" style:font-size-asian="18pt" style:font-weight-asian="bold" style:font-size-complex="18pt" style:font-weight-complex="bold"/>
    </style:style>
    <style:style style:name="P5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43pt" fo:font-weight="bold" officeooo:rsid="00334692" officeooo:paragraph-rsid="00334692" style:font-size-asian="43pt" style:font-weight-asian="bold" style:font-size-complex="43pt" style:font-weight-complex="bold"/>
    </style:style>
    <style:style style:name="P6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454434" officeooo:paragraph-rsid="00454434" style:font-name-asian="Droid Sans Fallback" style:font-size-asian="18pt" style:font-name-complex="FreeSans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5pt" officeooo:rsid="00454434" officeooo:paragraph-rsid="006d43da" style:font-name-asian="Droid Sans Fallback" style:font-size-asian="15pt" style:font-name-complex="FreeSans" style:font-size-complex="15pt"/>
    </style:style>
    <style:style style:name="P9" style:family="paragraph" style:parent-style-name="Text_20_body">
      <style:text-properties officeooo:paragraph-rsid="0045aed1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6b20ee" officeooo:paragraph-rsid="006b20ee" style:font-name-asian="Droid Sans Fallback" style:font-size-asian="12pt" style:font-weight-asian="normal" style:font-name-complex="FreeSans" style:font-size-complex="12pt" style:font-weight-complex="normal"/>
    </style:style>
    <style:style style:name="P11" style:family="paragraph" style:parent-style-name="Text_20_body">
      <style:text-properties fo:font-size="15pt" officeooo:rsid="006d43da" officeooo:paragraph-rsid="006d43da" style:font-size-asian="15pt" style:font-size-complex="15p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d43da" officeooo:paragraph-rsid="0049b81b" style:font-size-asian="12pt" style:font-weight-asian="normal" style:font-size-complex="12pt" style:font-weight-complex="normal"/>
    </style:style>
    <style:style style:name="P13" style:family="paragraph" style:parent-style-name="Subtitle">
      <style:text-properties officeooo:rsid="0047c122" officeooo:paragraph-rsid="0047c122"/>
    </style:style>
    <style:style style:name="P14" style:family="paragraph" style:parent-style-name="Subtitle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499ef8" officeooo:paragraph-rsid="00499ef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bcab9" officeooo:paragraph-rsid="004bcab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99ef8" officeooo:paragraph-rsid="00499ef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f59e5" officeooo:paragraph-rsid="0050c71b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db8bf" officeooo:paragraph-rsid="004db8bf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0c71b" officeooo:paragraph-rsid="0050c71b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363f8" officeooo:paragraph-rsid="005363f8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541a6" officeooo:paragraph-rsid="005541a6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7a6bc" officeooo:paragraph-rsid="0057a6b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3612" officeooo:paragraph-rsid="0059929b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af691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ed4b4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fcd9d" officeooo:paragraph-rsid="005fcd9d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3fc2" officeooo:paragraph-rsid="00653fc2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5c004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796e4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7979b" officeooo:paragraph-rsid="0067979b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8bc32" officeooo:paragraph-rsid="0058bc32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efaa0" officeooo:paragraph-rsid="006efaa0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23018" officeooo:paragraph-rsid="00723018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3c0f6" officeooo:paragraph-rsid="0073c0f6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cab9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541a6" officeooo:paragraph-rsid="005541a6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57a6bc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627445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9929b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af691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ed4b4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14d70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40349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9929b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fcd9d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cd6fd" officeooo:paragraph-rsid="005cd6fd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27445" officeooo:paragraph-rsid="00627445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3612" officeooo:paragraph-rsid="00640349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5c004" officeooo:paragraph-rsid="0065c004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7979b" officeooo:paragraph-rsid="0067979b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23018" officeooo:paragraph-rsid="00723018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3c0f6" officeooo:paragraph-rsid="0073c0f6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3c0f6" officeooo:paragraph-rsid="0073d73e" style:font-size-asian="12pt" style:font-size-complex="12pt"/>
    </style:style>
    <style:style style:name="P65" style:family="paragraph" style:parent-style-name="Preformatted_20_Text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P66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67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bcab9" officeooo:paragraph-rsid="004bcab9" style:font-size-asian="12pt" style:font-size-complex="12pt"/>
    </style:style>
    <style:style style:name="P68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db8bf" style:font-size-asian="12pt" style:font-size-complex="12pt"/>
    </style:style>
    <style:style style:name="P69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db8bf" officeooo:paragraph-rsid="004db8bf" style:font-size-asian="12pt" style:font-size-complex="12pt"/>
    </style:style>
    <style:style style:name="P70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style:font-size-asian="12pt" style:font-size-complex="12pt"/>
    </style:style>
    <style:style style:name="P71" style:family="paragraph" style:parent-style-name="Heading_20_1" style:master-page-name="Standard">
      <style:paragraph-properties fo:text-align="start" style:justify-single-word="false" style:page-number="auto"/>
      <style:text-properties style:font-name="Liberation Sans" fo:font-size="15pt" officeooo:rsid="006b20ee" officeooo:paragraph-rsid="006b20ee" style:font-name-asian="Droid Sans Fallback" style:font-size-asian="15pt" style:font-name-complex="FreeSans" style:font-size-complex="15pt"/>
    </style:style>
    <style:style style:name="P72" style:family="paragraph" style:parent-style-name="Heading_20_1" style:master-page-name="Standard">
      <style:paragraph-properties style:page-number="auto"/>
      <style:text-properties officeooo:paragraph-rsid="0049b81b"/>
    </style:style>
    <style:style style:name="P73" style:family="paragraph" style:parent-style-name="Heading_20_1" style:master-page-name="Landscape">
      <style:paragraph-properties style:page-number="auto"/>
      <style:text-properties officeooo:rsid="0047c122" officeooo:paragraph-rsid="0047c122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59bd4" officeooo:paragraph-rsid="00759bd4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63a02" officeooo:paragraph-rsid="00763a02" style:font-size-asian="12pt" style:font-size-complex="12pt"/>
    </style:style>
    <style:style style:name="P76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99ef8" style:font-weight-asian="normal" style:font-weight-complex="normal"/>
    </style:style>
    <style:style style:name="T3" style:family="text">
      <style:text-properties fo:font-weight="normal" officeooo:rsid="0049b81b" style:font-weight-asian="normal" style:font-weight-complex="normal"/>
    </style:style>
    <style:style style:name="T4" style:family="text">
      <style:text-properties fo:font-weight="normal" officeooo:rsid="006cc1f9" style:font-weight-asian="normal" style:font-weight-complex="normal"/>
    </style:style>
    <style:style style:name="T5" style:family="text">
      <style:text-properties officeooo:rsid="0047c122"/>
    </style:style>
    <style:style style:name="T6" style:family="text">
      <style:text-properties officeooo:rsid="00499ef8"/>
    </style:style>
    <style:style style:name="T7" style:family="text">
      <style:text-properties officeooo:rsid="006dcc60"/>
    </style:style>
    <style:style style:name="T8" style:family="text">
      <style:text-properties officeooo:rsid="00723018"/>
    </style:style>
    <style:style style:name="T9" style:family="text">
      <style:text-properties officeooo:rsid="0073d73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5"/>
        <text:p text:style-name="P5"/>
        <text:p text:style-name="P5"/>
        <text:p text:style-name="Title">Práctica <text:span text:style-name="T5">1</text:span> – <text:span text:style-name="T5">Competición en Kaggle sobre Clasificación Multiclase</text:span></text:p>
        <text:p text:style-name="P4"/>
        <text:p text:style-name="P6"/>
        <text:p text:style-name="P13">Sistemas Inteligentes para la Gestión en la Empresa</text:p>
        <text:p text:style-name="Subtitle">Máster Universitario en Ingeniería Informática</text:p>
        <text:p text:style-name="P7">Curso 2015 - 2016</text:p>
        <text:p text:style-name="P14">Germán Martínez Maldonado</text:p>
        <text:p text:style-name="P8">54097023B</text:p>
        <text:p text:style-name="P8">germanm@correo.ugr.es</text:p>
        <text:p text:style-name="P11"/>
        <text:p text:style-name="P11">Equipo Kaggle: Germán Martínez Maldonado</text:p>
        <text:p text:style-name="P11">Mejor puntuación: </text:p>
        <text:p text:style-name="P11">Puesto final: </text:p>
        <text:p text:style-name="P11">Fecha y hora de la solución: </text:p>
        <text:h text:style-name="P71" text:outline-level="1"><text:span text:style-name="T1">Trabajo </text:span><text:span text:style-name="T4">realizado</text:span></text:h>
        <text:p text:style-name="P10"><text:tab/></text:p>
        <text:h text:style-name="P73" text:outline-level="1"><text:span text:style-name="T1">Resumen de </text:span><text:span text:style-name="T2">soluciones intentadas</text:span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>
            <table:table-cell table:style-name="Tabla1.A1" office:value-type="string">
              <text:p text:style-name="P15">N.º solución</text:p>
            </table:table-cell>
            <table:table-cell table:style-name="Tabla1.A1" office:value-type="string">
              <text:p text:style-name="P15">Descripción de la manipulación de los datos aplicada</text:p>
            </table:table-cell>
            <table:table-cell table:style-name="Tabla1.A1" office:value-type="string">
              <text:p text:style-name="P15">Resumen de los algoritmos y software empleados</text:p>
            </table:table-cell>
            <table:table-cell table:style-name="Tabla1.A1" office:value-type="string">
              <text:p text:style-name="P15">% de aciertos sobre conjunto de validación</text:p>
            </table:table-cell>
            <table:table-cell table:style-name="Tabla1.A1" office:value-type="string">
              <text:p text:style-name="P16">% <text:span text:style-name="T6">de acierto en Kaggle</text:span></text:p>
            </table:table-cell>
            <table:table-cell table:style-name="Tabla1.F1" office:value-type="string">
              <text:p text:style-name="P15">Posición / Fecha / Hora</text:p>
            </table:table-cell>
          </table:table-row>
          <table:table-row>
            <table:table-cell table:style-name="Tabla1.A2" office:value-type="string">
              <text:p text:style-name="P19">1</text:p>
            </table:table-cell>
            <table:table-cell table:style-name="Tabla1.A2" office:value-type="string">
              <text:p text:style-name="P18"/>
            </table:table-cell>
            <table:table-cell table:style-name="Tabla1.A2" office:value-type="string">
              <text:p text:style-name="P18"/>
            </table:table-cell>
            <table:table-cell table:style-name="Tabla1.A2" office:value-type="string">
              <text:p text:style-name="P67"><text:span text:style-name="T8">0.</text:span>600<text:span text:style-name="T7">7</text:span></text:p>
            </table:table-cell>
            <table:table-cell table:style-name="Tabla1.A2" office:value-type="string">
              <text:p text:style-name="P42">13.46458</text:p>
            </table:table-cell>
            <table:table-cell table:style-name="Tabla1.F2" office:value-type="string">
              <text:p text:style-name="P42">629 / 27 May 2016 / 23:37:39</text:p>
            </table:table-cell>
          </table:table-row>
          <table:table-row table:style-name="Tabla1.3">
            <table:table-cell table:style-name="Tabla1.A2" office:value-type="string">
              <text:p text:style-name="P19">2</text:p>
            </table:table-cell>
            <table:table-cell table:style-name="Tabla1.A2" office:value-type="string">
              <text:p text:style-name="P20"/>
            </table:table-cell>
            <table:table-cell table:style-name="Tabla1.A2" office:value-type="string">
              <text:p text:style-name="P22"/>
            </table:table-cell>
            <table:table-cell table:style-name="Tabla1.A2" office:value-type="string">
              <text:p text:style-name="P69"><text:span text:style-name="T8">0.</text:span>6382</text:p>
            </table:table-cell>
            <table:table-cell table:style-name="Tabla1.E3" office:value-type="string">
              <text:p text:style-name="P43">12.32193</text:p>
            </table:table-cell>
            <table:table-cell table:style-name="Tabla1.F2" office:value-type="string">
              <text:p text:style-name="P62">606 / 28 May 2016 / 15:49:49</text:p>
            </table:table-cell>
          </table:table-row>
          <table:table-row>
            <table:table-cell table:style-name="Tabla1.A2" office:value-type="string">
              <text:p text:style-name="P19">3</text:p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68"><text:bookmark text:name="rstudio_console_output"/>0.727935</text:p>
            </table:table-cell>
            <table:table-cell table:style-name="Tabla1.A2" office:value-type="string">
              <text:p text:style-name="P44">2.94248</text:p>
            </table:table-cell>
            <table:table-cell table:style-name="Tabla1.F2" office:value-type="string">
              <text:p text:style-name="P63">563 / 29 May 2016 / 11:27:05</text:p>
            </table:table-cell>
          </table:table-row>
          <table:table-row>
            <table:table-cell table:style-name="Tabla1.A2" office:value-type="string">
              <text:p text:style-name="P19">4</text:p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70"><text:bookmark text:name="rstudio_console_output1"/>0.691954</text:p>
            </table:table-cell>
            <table:table-cell table:style-name="Tabla1.A2" office:value-type="string">
              <text:p text:style-name="P74">3.44006</text:p>
            </table:table-cell>
            <table:table-cell table:style-name="Tabla1.F2" office:value-type="string">
              <text:p text:style-name="P64">563 / 29 May 2016 / <text:span text:style-name="T9">12:23:11</text:span></text:p>
            </table:table-cell>
          </table:table-row>
          <table:table-row>
            <table:table-cell table:style-name="Tabla1.A2" office:value-type="string">
              <text:p text:style-name="P19">5</text:p>
            </table:table-cell>
            <table:table-cell table:style-name="Tabla1.A2" office:value-type="string">
              <text:p text:style-name="P26"/>
            </table:table-cell>
            <table:table-cell table:style-name="Tabla1.A2" office:value-type="string">
              <text:p text:style-name="P47"/>
            </table:table-cell>
            <table:table-cell table:style-name="Tabla1.A2" office:value-type="string">
              <text:p text:style-name="P70"><text:bookmark text:name="rstudio_console_output2"/>0.782631</text:p>
            </table:table-cell>
            <table:table-cell table:style-name="Tabla1.A2" office:value-type="string">
              <text:p text:style-name="P75">0.94366</text:p>
            </table:table-cell>
            <table:table-cell table:style-name="Tabla1.F2" office:value-type="string">
              <text:p text:style-name="P75">452 / 29 May 2016 / 19:21:03</text:p>
            </table:table-cell>
          </table:table-row>
          <table:table-row>
            <table:table-cell table:style-name="Tabla1.A2" office:value-type="string">
              <text:p text:style-name="P19">6</text:p>
            </table:table-cell>
            <table:table-cell table:style-name="Tabla1.A2" office:value-type="string">
              <text:p text:style-name="P48"/>
            </table:table-cell>
            <table:table-cell table:style-name="Tabla1.A2" office:value-type="string">
              <text:p text:style-name="P27"/>
            </table:table-cell>
            <table:table-cell table:style-name="Tabla1.A2" office:value-type="string">
              <text:p text:style-name="P66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7</text:p>
            </table:table-cell>
            <table:table-cell table:style-name="Tabla1.A2" office:value-type="string">
              <text:p text:style-name="P48"/>
            </table:table-cell>
            <table:table-cell table:style-name="Tabla1.A2" office:value-type="string">
              <text:p text:style-name="P41"/>
            </table:table-cell>
            <table:table-cell table:style-name="Tabla1.A2" office:value-type="string">
              <text:p text:style-name="P28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8</text:p>
            </table:table-cell>
            <table:table-cell table:style-name="Tabla1.A2" office:value-type="string">
              <text:p text:style-name="P50"/>
            </table:table-cell>
            <table:table-cell table:style-name="Tabla1.A2" office:value-type="string">
              <text:p text:style-name="P29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9</text:p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10</text:p>
            </table:table-cell>
            <table:table-cell table:style-name="Tabla1.A2" office:value-type="string">
              <text:p text:style-name="P55"/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11</text:p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ext:soft-page-break/>
          <table:table-row>
            <table:table-cell table:style-name="Tabla1.A2" office:value-type="string">
              <text:p text:style-name="P19">12</text:p>
            </table:table-cell>
            <table:table-cell table:style-name="Tabla1.A2" office:value-type="string">
              <text:p text:style-name="P57"/>
            </table:table-cell>
            <table:table-cell table:style-name="Tabla1.A2" office:value-type="string">
              <text:p text:style-name="P57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/>
              <text:p text:style-name="P19"/>
              <text:p text:style-name="P19">13</text:p>
            </table:table-cell>
            <table:table-cell table:style-name="Tabla1.A2" office:value-type="string">
              <text:p text:style-name="P31"/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14</text:p>
            </table:table-cell>
            <table:table-cell table:style-name="Tabla1.A2" office:value-type="string">
              <text:p text:style-name="P56"/>
            </table:table-cell>
            <table:table-cell table:style-name="Tabla1.A2" office:value-type="string">
              <text:p text:style-name="P32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15</text:p>
            </table:table-cell>
            <table:table-cell table:style-name="Tabla1.A2" office:value-type="string">
              <text:p text:style-name="P33"/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34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16</text:p>
            </table:table-cell>
            <table:table-cell table:style-name="Tabla1.A2" office:value-type="string">
              <text:p text:style-name="P49"/>
            </table:table-cell>
            <table:table-cell table:style-name="Tabla1.A2" office:value-type="string">
              <text:p text:style-name="P58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17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18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4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19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4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/>
              <text:p text:style-name="P19"/>
              <text:p text:style-name="P19">20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21</text:p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22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23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24</text:p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39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25</text:p>
            </table:table-cell>
            <table:table-cell table:style-name="Tabla1.A2" office:value-type="string">
              <text:p text:style-name="P61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17"/>
            </table:table-cell>
            <table:table-cell table:style-name="Tabla1.F2" office:value-type="string">
              <text:p text:style-name="P45"/>
            </table:table-cell>
          </table:table-row>
          <table:table-row>
            <table:table-cell table:style-name="Tabla1.A2" office:value-type="string">
              <text:p text:style-name="P19">26</text:p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  <table:table-row table:style-name="Tabla1.28">
            <table:table-cell table:style-name="Tabla1.A2" office:value-type="string">
              <text:p text:style-name="P23">27</text:p>
            </table:table-cell>
            <table:table-cell table:style-name="Tabla1.A2" office:value-type="string">
              <text:p text:style-name="P61"/>
            </table:table-cell>
            <table:table-cell table:style-name="Tabla1.A2" office:value-type="string">
              <text:p text:style-name="P61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6"/>
            </table:table-cell>
            <table:table-cell table:style-name="Tabla1.F2" office:value-type="string">
              <text:p text:style-name="P45"/>
            </table:table-cell>
          </table:table-row>
        </table:table>
        <text:p text:style-name="P9"/>
        <text:h text:style-name="P72" text:outline-level="1"><text:span text:style-name="T2">R</text:span><text:span text:style-name="T3">esultado final</text:span></text:h>
        <text:p text:style-name="P12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essura" svg:font-family="Pressura, Georgia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M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teligentes para la Gestión en la Empresa<text:tab/><text:tab/>Germán Martínez Maldonado</text:p>
        <text:p text:style-name="MP1">Práctica 1 – Competición en Kaggle sobre <text:tab/><text:tab/>Máster de Ingeniería Informática</text:p>
        <text:p text:style-name="MP1">Clasificación Binaria</text:p>
      </style:header>
      <style:header-first>
        <text:p text:style-name="MP2"/>
      </style:header-first>
    </style:master-page>
    <style:master-page style:name="Landscape" style:page-layout-name="Mpm2">
      <style:header>
        <text:p text:style-name="MP3">Sistemas Inteligentes para la Gestión en la Empresa<text:tab/><text:tab/><text:tab/>Germán Martínez Maldonado</text:p>
        <text:p text:style-name="MP3">Práctica 1 – Competición en Kaggle sobre Clasificación Binaria<text:tab/><text:tab/>Máster de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Martinez</meta:initial-creator>
    <meta:creation-date>2015-10-16T12:59:09.807545714</meta:creation-date>
    <meta:generator>LibreOffice/5.0.5.2$Linux_X86_64 LibreOffice_project/00m0$Build-2</meta:generator>
    <dc:date>2016-05-29T21:22:54.597995744</dc:date>
    <meta:editing-duration>PT15H54M28S</meta:editing-duration>
    <meta:editing-cycles>44</meta:editing-cycles>
    <meta:document-statistic meta:table-count="1" meta:image-count="0" meta:object-count="0" meta:page-count="5" meta:paragraph-count="69" meta:word-count="208" meta:character-count="1208" meta:non-whitespace-character-count="1056"/>
  </office:meta>
</office:document-meta>
</file>